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3" table:default-cell-style-name="Default"/>
        <table:table-row table:style-name="ro1">
          <table:table-cell/>
          <table:table-cell table:style-name="ce1" office:value-type="string" calcext:value-type="string">
            <text:p>protobin ser.</text:p>
          </table:table-cell>
          <table:table-cell table:style-name="ce1" office:value-type="string" calcext:value-type="string">
            <text:p>thriftbin ser.</text:p>
          </table:table-cell>
          <table:table-cell table:style-name="ce1" office:value-type="string" calcext:value-type="string">
            <text:p>thriftcom ser.</text:p>
          </table:table-cell>
          <table:table-cell table:style-name="ce1" office:value-type="string" calcext:value-type="string">
            <text:p>thriftjsn ser.</text:p>
          </table:table-cell>
          <table:table-cell table:style-name="ce1" office:value-type="string" calcext:value-type="string">
            <text:p>avrobin ser.</text:p>
          </table:table-cell>
          <table:table-cell table:style-name="ce1" office:value-type="string" calcext:value-type="string">
            <text:p>avrojsn ser.</text:p>
          </table:table-cell>
          <table:table-cell table:style-name="ce1" office:value-type="string" calcext:value-type="string">
            <text:p>protobin des.</text:p>
          </table:table-cell>
          <table:table-cell table:style-name="ce1" office:value-type="string" calcext:value-type="string">
            <text:p>thriftbin des.</text:p>
          </table:table-cell>
          <table:table-cell table:style-name="ce1" office:value-type="string" calcext:value-type="string">
            <text:p>thriftcom des</text:p>
          </table:table-cell>
          <table:table-cell table:style-name="ce1" office:value-type="string" calcext:value-type="string">
            <text:p>thriftjsn des.</text:p>
          </table:table-cell>
          <table:table-cell table:style-name="ce1" office:value-type="string" calcext:value-type="string">
            <text:p>avrobin des.</text:p>
          </table:table-cell>
          <table:table-cell table:style-name="ce1" office:value-type="string" calcext:value-type="string">
            <text:p>avrojsn des.</text:p>
          </table:table-cell>
        </table:table-row>
        <table:table-row table:style-name="ro1">
          <table:table-cell office:value-type="string" calcext:value-type="string">
            <text:p>200mbBin</text:p>
          </table:table-cell>
          <table:table-cell office:value-type="float" office:value="0.0618538" calcext:value-type="float">
            <text:p>0,0618538</text:p>
          </table:table-cell>
          <table:table-cell office:value-type="float" office:value="0.0727858" calcext:value-type="float">
            <text:p>0,0727858</text:p>
          </table:table-cell>
          <table:table-cell office:value-type="float" office:value="0.076964" calcext:value-type="float">
            <text:p>0,076964</text:p>
          </table:table-cell>
          <table:table-cell office:value-type="float" office:value="0.850225" calcext:value-type="float">
            <text:p>0,850225</text:p>
          </table:table-cell>
          <table:table-cell office:value-type="float" office:value="0.0872844" calcext:value-type="float">
            <text:p>0,0872844</text:p>
          </table:table-cell>
          <table:table-cell office:value-type="float" office:value="3.20716" calcext:value-type="float">
            <text:p>3,20716</text:p>
          </table:table-cell>
          <table:table-cell office:value-type="float" office:value="0.0618538" calcext:value-type="float">
            <text:p>0,0618538</text:p>
          </table:table-cell>
          <table:table-cell office:value-type="float" office:value="0.0723836" calcext:value-type="float">
            <text:p>0,0723836</text:p>
          </table:table-cell>
          <table:table-cell office:value-type="float" office:value="0.153771" calcext:value-type="float">
            <text:p>0,153771</text:p>
          </table:table-cell>
          <table:table-cell office:value-type="float" office:value="3.70075" calcext:value-type="float">
            <text:p>3,70075</text:p>
          </table:table-cell>
          <table:table-cell office:value-type="float" office:value="0.0832008" calcext:value-type="float">
            <text:p>0,0832008</text:p>
          </table:table-cell>
          <table:table-cell office:value-type="float" office:value="4.10412" calcext:value-type="float">
            <text:p>4,10412</text:p>
          </table:table-cell>
        </table:table-row>
        <table:table-row table:style-name="ro1">
          <table:table-cell office:value-type="string" calcext:value-type="string">
            <text:p>400mbBin</text:p>
          </table:table-cell>
          <table:table-cell office:value-type="float" office:value="0.124943" calcext:value-type="float">
            <text:p>0,124943</text:p>
          </table:table-cell>
          <table:table-cell office:value-type="float" office:value="0.150635" calcext:value-type="float">
            <text:p>0,150635</text:p>
          </table:table-cell>
          <table:table-cell office:value-type="float" office:value="0.150429" calcext:value-type="float">
            <text:p>0,150429</text:p>
          </table:table-cell>
          <table:table-cell office:value-type="float" office:value="2.18307" calcext:value-type="float">
            <text:p>2,18307</text:p>
          </table:table-cell>
          <table:table-cell office:value-type="float" office:value="0.169272" calcext:value-type="float">
            <text:p>0,169272</text:p>
          </table:table-cell>
          <table:table-cell office:value-type="float" office:value="6.40683" calcext:value-type="float">
            <text:p>6,40683</text:p>
          </table:table-cell>
          <table:table-cell office:value-type="float" office:value="0.125452" calcext:value-type="float">
            <text:p>0,125452</text:p>
          </table:table-cell>
          <table:table-cell office:value-type="float" office:value="0.154968" calcext:value-type="float">
            <text:p>0,154968</text:p>
          </table:table-cell>
          <table:table-cell office:value-type="float" office:value="0.424175" calcext:value-type="float">
            <text:p>0,424175</text:p>
          </table:table-cell>
          <table:table-cell office:value-type="float" office:value="9.64892" calcext:value-type="float">
            <text:p>9,64892</text:p>
          </table:table-cell>
          <table:table-cell office:value-type="float" office:value="0.161226" calcext:value-type="float">
            <text:p>0,161226</text:p>
          </table:table-cell>
          <table:table-cell office:value-type="float" office:value="10.719" calcext:value-type="float">
            <text:p>10,719</text:p>
          </table:table-cell>
        </table:table-row>
        <table:table-row table:style-name="ro1">
          <table:table-cell office:value-type="string" calcext:value-type="string">
            <text:p>600mbBin</text:p>
          </table:table-cell>
          <table:table-cell office:value-type="float" office:value="0.186943" calcext:value-type="float">
            <text:p>0,186943</text:p>
          </table:table-cell>
          <table:table-cell office:value-type="float" office:value="0.204425" calcext:value-type="float">
            <text:p>0,204425</text:p>
          </table:table-cell>
          <table:table-cell office:value-type="float" office:value="0.213357" calcext:value-type="float">
            <text:p>0,213357</text:p>
          </table:table-cell>
          <table:table-cell office:value-type="float" office:value="2.56315" calcext:value-type="float">
            <text:p>2,56315</text:p>
          </table:table-cell>
          <table:table-cell office:value-type="float" office:value="0.256614" calcext:value-type="float">
            <text:p>0,256614</text:p>
          </table:table-cell>
          <table:table-cell/>
          <table:table-cell office:value-type="float" office:value="0.187622" calcext:value-type="float">
            <text:p>0,187622</text:p>
          </table:table-cell>
          <table:table-cell office:value-type="float" office:value="0.206985" calcext:value-type="float">
            <text:p>0,206985</text:p>
          </table:table-cell>
          <table:table-cell office:value-type="float" office:value="0.632518" calcext:value-type="float">
            <text:p>0,632518</text:p>
          </table:table-cell>
          <table:table-cell office:value-type="float" office:value="12.6951" calcext:value-type="float">
            <text:p>12,6951</text:p>
          </table:table-cell>
          <table:table-cell office:value-type="float" office:value="0.37311" calcext:value-type="float">
            <text:p>0,37311</text:p>
          </table:table-cell>
          <table:table-cell/>
        </table:table-row>
        <table:table-row table:style-name="ro1">
          <table:table-cell office:value-type="string" calcext:value-type="string">
            <text:p>800mbBin</text:p>
          </table:table-cell>
          <table:table-cell office:value-type="float" office:value="0.245075" calcext:value-type="float">
            <text:p>0,245075</text:p>
          </table:table-cell>
          <table:table-cell office:value-type="float" office:value="0.347132" calcext:value-type="float">
            <text:p>0,347132</text:p>
          </table:table-cell>
          <table:table-cell office:value-type="float" office:value="0.28748" calcext:value-type="float">
            <text:p>0,28748</text:p>
          </table:table-cell>
          <table:table-cell/>
          <table:table-cell office:value-type="float" office:value="0.342058" calcext:value-type="float">
            <text:p>0,342058</text:p>
          </table:table-cell>
          <table:table-cell/>
          <table:table-cell office:value-type="float" office:value="0.244277" calcext:value-type="float">
            <text:p>0,244277</text:p>
          </table:table-cell>
          <table:table-cell office:value-type="float" office:value="0.363273" calcext:value-type="float">
            <text:p>0,363273</text:p>
          </table:table-cell>
          <table:table-cell office:value-type="float" office:value="2.22752" calcext:value-type="float">
            <text:p>2,22752</text:p>
          </table:table-cell>
          <table:table-cell/>
          <table:table-cell office:value-type="float" office:value="0.424805" calcext:value-type="float">
            <text:p>0,424805</text:p>
          </table:table-cell>
          <table:table-cell/>
        </table:table-row>
        <table:table-row table:style-name="ro1">
          <table:table-cell office:value-type="string" calcext:value-type="string">
            <text:p>1000mbBin</text:p>
          </table:table-cell>
          <table:table-cell office:value-type="float" office:value="0.305934" calcext:value-type="float">
            <text:p>0,305934</text:p>
          </table:table-cell>
          <table:table-cell office:value-type="float" office:value="0.529011" calcext:value-type="float">
            <text:p>0,529011</text:p>
          </table:table-cell>
          <table:table-cell table:number-columns-repeated="2"/>
          <table:table-cell office:value-type="float" office:value="0.514922" calcext:value-type="float">
            <text:p>0,514922</text:p>
          </table:table-cell>
          <table:table-cell/>
          <table:table-cell office:value-type="float" office:value="0.304616" calcext:value-type="float">
            <text:p>0,304616</text:p>
          </table:table-cell>
          <table:table-cell office:value-type="float" office:value="0.671457" calcext:value-type="float">
            <text:p>0,671457</text:p>
          </table:table-cell>
          <table:table-cell table:number-columns-repeated="2"/>
          <table:table-cell office:value-type="float" office:value="1.46429" calcext:value-type="float">
            <text:p>1,46429</text:p>
          </table:table-cell>
          <table:table-cell/>
        </table:table-row>
        <table:table-row table:style-name="ro1">
          <table:table-cell office:value-type="string" calcext:value-type="string">
            <text:p>200mbTxt</text:p>
          </table:table-cell>
          <table:table-cell office:value-type="float" office:value="0.0625338" calcext:value-type="float">
            <text:p>0,0625338</text:p>
          </table:table-cell>
          <table:table-cell office:value-type="float" office:value="0.0668356" calcext:value-type="float">
            <text:p>0,0668356</text:p>
          </table:table-cell>
          <table:table-cell office:value-type="float" office:value="0.0666699" calcext:value-type="float">
            <text:p>0,0666699</text:p>
          </table:table-cell>
          <table:table-cell office:value-type="float" office:value="0.849998" calcext:value-type="float">
            <text:p>0,849998</text:p>
          </table:table-cell>
          <table:table-cell office:value-type="float" office:value="0.0901578" calcext:value-type="float">
            <text:p>0,0901578</text:p>
          </table:table-cell>
          <table:table-cell office:value-type="float" office:value="3.20464" calcext:value-type="float">
            <text:p>3,20464</text:p>
          </table:table-cell>
          <table:table-cell office:value-type="float" office:value="0.0625338" calcext:value-type="float">
            <text:p>0,0625338</text:p>
          </table:table-cell>
          <table:table-cell office:value-type="float" office:value="0.0661207" calcext:value-type="float">
            <text:p>0,0661207</text:p>
          </table:table-cell>
          <table:table-cell office:value-type="float" office:value="0.134272" calcext:value-type="float">
            <text:p>0,134272</text:p>
          </table:table-cell>
          <table:table-cell office:value-type="float" office:value="3.69536" calcext:value-type="float">
            <text:p>3,69536</text:p>
          </table:table-cell>
          <table:table-cell office:value-type="float" office:value="0.0872823" calcext:value-type="float">
            <text:p>0,0872823</text:p>
          </table:table-cell>
          <table:table-cell office:value-type="float" office:value="3.19432" calcext:value-type="float">
            <text:p>3,19432</text:p>
          </table:table-cell>
        </table:table-row>
        <table:table-row table:style-name="ro1">
          <table:table-cell office:value-type="string" calcext:value-type="string">
            <text:p>400mbTxt</text:p>
          </table:table-cell>
          <table:table-cell office:value-type="float" office:value="0.125349" calcext:value-type="float">
            <text:p>0,125349</text:p>
          </table:table-cell>
          <table:table-cell office:value-type="float" office:value="0.135071" calcext:value-type="float">
            <text:p>0,135071</text:p>
          </table:table-cell>
          <table:table-cell office:value-type="float" office:value="0.137066" calcext:value-type="float">
            <text:p>0,137066</text:p>
          </table:table-cell>
          <table:table-cell office:value-type="float" office:value="2.02959" calcext:value-type="float">
            <text:p>2,02959</text:p>
          </table:table-cell>
          <table:table-cell office:value-type="float" office:value="0.170483" calcext:value-type="float">
            <text:p>0,170483</text:p>
          </table:table-cell>
          <table:table-cell office:value-type="float" office:value="6.41541" calcext:value-type="float">
            <text:p>6,41541</text:p>
          </table:table-cell>
          <table:table-cell office:value-type="float" office:value="0.125794" calcext:value-type="float">
            <text:p>0,125794</text:p>
          </table:table-cell>
          <table:table-cell office:value-type="float" office:value="0.257587" calcext:value-type="float">
            <text:p>0,257587</text:p>
          </table:table-cell>
          <table:table-cell office:value-type="float" office:value="0.477713" calcext:value-type="float">
            <text:p>0,477713</text:p>
          </table:table-cell>
          <table:table-cell office:value-type="float" office:value="9.00942" calcext:value-type="float">
            <text:p>9,00942</text:p>
          </table:table-cell>
          <table:table-cell office:value-type="float" office:value="0.291576" calcext:value-type="float">
            <text:p>0,291576</text:p>
          </table:table-cell>
          <table:table-cell office:value-type="float" office:value="9.02067" calcext:value-type="float">
            <text:p>9,02067</text:p>
          </table:table-cell>
        </table:table-row>
        <table:table-row table:style-name="ro1">
          <table:table-cell office:value-type="string" calcext:value-type="string">
            <text:p>600mbTxt</text:p>
          </table:table-cell>
          <table:table-cell office:value-type="float" office:value="0.188761" calcext:value-type="float">
            <text:p>0,188761</text:p>
          </table:table-cell>
          <table:table-cell office:value-type="float" office:value="0.203165" calcext:value-type="float">
            <text:p>0,203165</text:p>
          </table:table-cell>
          <table:table-cell office:value-type="float" office:value="0.213913" calcext:value-type="float">
            <text:p>0,213913</text:p>
          </table:table-cell>
          <table:table-cell office:value-type="float" office:value="2.57069" calcext:value-type="float">
            <text:p>2,57069</text:p>
          </table:table-cell>
          <table:table-cell office:value-type="float" office:value="0.256252" calcext:value-type="float">
            <text:p>0,256252</text:p>
          </table:table-cell>
          <table:table-cell/>
          <table:table-cell office:value-type="float" office:value="0.188769" calcext:value-type="float">
            <text:p>0,188769</text:p>
          </table:table-cell>
          <table:table-cell office:value-type="float" office:value="0.201144" calcext:value-type="float">
            <text:p>0,201144</text:p>
          </table:table-cell>
          <table:table-cell office:value-type="float" office:value="0.637868" calcext:value-type="float">
            <text:p>0,637868</text:p>
          </table:table-cell>
          <table:table-cell office:value-type="float" office:value="12.3972" calcext:value-type="float">
            <text:p>12,3972</text:p>
          </table:table-cell>
          <table:table-cell office:value-type="float" office:value="0.371021" calcext:value-type="float">
            <text:p>0,371021</text:p>
          </table:table-cell>
          <table:table-cell/>
        </table:table-row>
        <table:table-row table:style-name="ro1">
          <table:table-cell office:value-type="string" calcext:value-type="string">
            <text:p>800mbTxt</text:p>
          </table:table-cell>
          <table:table-cell office:value-type="float" office:value="0.2438" calcext:value-type="float">
            <text:p>0,2438</text:p>
          </table:table-cell>
          <table:table-cell office:value-type="float" office:value="0.295703" calcext:value-type="float">
            <text:p>0,295703</text:p>
          </table:table-cell>
          <table:table-cell office:value-type="float" office:value="0.297426" calcext:value-type="float">
            <text:p>0,297426</text:p>
          </table:table-cell>
          <table:table-cell/>
          <table:table-cell office:value-type="float" office:value="0.342792" calcext:value-type="float">
            <text:p>0,342792</text:p>
          </table:table-cell>
          <table:table-cell/>
          <table:table-cell office:value-type="float" office:value="0.243024" calcext:value-type="float">
            <text:p>0,243024</text:p>
          </table:table-cell>
          <table:table-cell office:value-type="float" office:value="0.29536" calcext:value-type="float">
            <text:p>0,29536</text:p>
          </table:table-cell>
          <table:table-cell office:value-type="float" office:value="2.37994" calcext:value-type="float">
            <text:p>2,37994</text:p>
          </table:table-cell>
          <table:table-cell/>
          <table:table-cell office:value-type="float" office:value="0.381651" calcext:value-type="float">
            <text:p>0,381651</text:p>
          </table:table-cell>
          <table:table-cell/>
        </table:table-row>
        <table:table-row table:style-name="ro1">
          <table:table-cell office:value-type="string" calcext:value-type="string">
            <text:p>1000mbTxt</text:p>
          </table:table-cell>
          <table:table-cell office:value-type="float" office:value="0.303828" calcext:value-type="float">
            <text:p>0,303828</text:p>
          </table:table-cell>
          <table:table-cell office:value-type="float" office:value="0.54001" calcext:value-type="float">
            <text:p>0,54001</text:p>
          </table:table-cell>
          <table:table-cell table:number-columns-repeated="2"/>
          <table:table-cell office:value-type="float" office:value="0.545331" calcext:value-type="float">
            <text:p>0,545331</text:p>
          </table:table-cell>
          <table:table-cell/>
          <table:table-cell office:value-type="float" office:value="0.302318" calcext:value-type="float">
            <text:p>0,302318</text:p>
          </table:table-cell>
          <table:table-cell office:value-type="float" office:value="0.744486" calcext:value-type="float">
            <text:p>0,744486</text:p>
          </table:table-cell>
          <table:table-cell table:number-columns-repeated="2"/>
          <table:table-cell office:value-type="float" office:value="1.46582" calcext:value-type="float">
            <text:p>1,46582</text:p>
          </table:table-cell>
          <table:table-cell/>
        </table:table-row>
        <table:table-row table:style-name="ro1">
          <table:table-cell/>
          <table:table-cell table:number-columns-repeated="6" table:style-name="ce1" office:value-type="string" calcext:value-type="string">
            <text:p>api callb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0mbBin</text:p>
          </table:table-cell>
          <table:table-cell office:value-type="float" office:value="0.105663" calcext:value-type="float">
            <text:p>0,105663</text:p>
          </table:table-cell>
          <table:table-cell office:value-type="float" office:value="0.104188" calcext:value-type="float">
            <text:p>0,104188</text:p>
          </table:table-cell>
          <table:table-cell office:value-type="float" office:value="0.103655" calcext:value-type="float">
            <text:p>0,103655</text:p>
          </table:table-cell>
          <table:table-cell office:value-type="float" office:value="0.137346" calcext:value-type="float">
            <text:p>0,137346</text:p>
          </table:table-cell>
          <table:table-cell office:value-type="float" office:value="0.100534" calcext:value-type="float">
            <text:p>0,100534</text:p>
          </table:table-cell>
          <table:table-cell office:value-type="float" office:value="0.636054" calcext:value-type="float">
            <text:p>0,636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0mbBin</text:p>
          </table:table-cell>
          <table:table-cell office:value-type="float" office:value="0.193762" calcext:value-type="float">
            <text:p>0,193762</text:p>
          </table:table-cell>
          <table:table-cell office:value-type="float" office:value="0.207819" calcext:value-type="float">
            <text:p>0,207819</text:p>
          </table:table-cell>
          <table:table-cell office:value-type="float" office:value="0.19238" calcext:value-type="float">
            <text:p>0,19238</text:p>
          </table:table-cell>
          <table:table-cell office:value-type="float" office:value="0.254702" calcext:value-type="float">
            <text:p>0,254702</text:p>
          </table:table-cell>
          <table:table-cell office:value-type="float" office:value="0.192149" calcext:value-type="float">
            <text:p>0,192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0mbBin</text:p>
          </table:table-cell>
          <table:table-cell office:value-type="float" office:value="0.28097" calcext:value-type="float">
            <text:p>0,28097</text:p>
          </table:table-cell>
          <table:table-cell office:value-type="float" office:value="0.281387" calcext:value-type="float">
            <text:p>0,281387</text:p>
          </table:table-cell>
          <table:table-cell office:value-type="float" office:value="0.302221" calcext:value-type="float">
            <text:p>0,302221</text:p>
          </table:table-cell>
          <table:table-cell office:value-type="float" office:value="0.418381" calcext:value-type="float">
            <text:p>0,418381</text:p>
          </table:table-cell>
          <table:table-cell office:value-type="float" office:value="0.291825" calcext:value-type="float">
            <text:p>0,291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mbBin</text:p>
          </table:table-cell>
          <table:table-cell office:value-type="float" office:value="0.425127" calcext:value-type="float">
            <text:p>0,425127</text:p>
          </table:table-cell>
          <table:table-cell office:value-type="float" office:value="0.42901" calcext:value-type="float">
            <text:p>0,42901</text:p>
          </table:table-cell>
          <table:table-cell office:value-type="float" office:value="0.39349" calcext:value-type="float">
            <text:p>0,39349</text:p>
          </table:table-cell>
          <table:table-cell office:value-type="float" office:value="0.559741" calcext:value-type="float">
            <text:p>0,559741</text:p>
          </table:table-cell>
          <table:table-cell office:value-type="float" office:value="0.417253" calcext:value-type="float">
            <text:p>0,417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0mbBin</text:p>
          </table:table-cell>
          <table:table-cell office:value-type="float" office:value="0.532072" calcext:value-type="float">
            <text:p>0,532072</text:p>
          </table:table-cell>
          <table:table-cell office:value-type="float" office:value="0.519979" calcext:value-type="float">
            <text:p>0,519979</text:p>
          </table:table-cell>
          <table:table-cell office:value-type="float" office:value="0.50755" calcext:value-type="float">
            <text:p>0,507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0mbTxt</text:p>
          </table:table-cell>
          <table:table-cell office:value-type="float" office:value="0.10424" calcext:value-type="float">
            <text:p>0,10424</text:p>
          </table:table-cell>
          <table:table-cell office:value-type="float" office:value="0.102232" calcext:value-type="float">
            <text:p>0,102232</text:p>
          </table:table-cell>
          <table:table-cell office:value-type="float" office:value="0.101332" calcext:value-type="float">
            <text:p>0,101332</text:p>
          </table:table-cell>
          <table:table-cell office:value-type="float" office:value="0.146594" calcext:value-type="float">
            <text:p>0,146594</text:p>
          </table:table-cell>
          <table:table-cell office:value-type="float" office:value="0.1199" calcext:value-type="float">
            <text:p>0,1199</text:p>
          </table:table-cell>
          <table:table-cell office:value-type="float" office:value="0.705784" calcext:value-type="float">
            <text:p>0,705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0mbTxt</text:p>
          </table:table-cell>
          <table:table-cell office:value-type="float" office:value="0.214352" calcext:value-type="float">
            <text:p>0,214352</text:p>
          </table:table-cell>
          <table:table-cell office:value-type="float" office:value="0.195627" calcext:value-type="float">
            <text:p>0,195627</text:p>
          </table:table-cell>
          <table:table-cell office:value-type="float" office:value="0.18774" calcext:value-type="float">
            <text:p>0,18774</text:p>
          </table:table-cell>
          <table:table-cell office:value-type="float" office:value="0.274289" calcext:value-type="float">
            <text:p>0,274289</text:p>
          </table:table-cell>
          <table:table-cell office:value-type="float" office:value="0.20115" calcext:value-type="float">
            <text:p>0,20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0mbTxt</text:p>
          </table:table-cell>
          <table:table-cell office:value-type="float" office:value="0.321076" calcext:value-type="float">
            <text:p>0,321076</text:p>
          </table:table-cell>
          <table:table-cell office:value-type="float" office:value="0.312841" calcext:value-type="float">
            <text:p>0,312841</text:p>
          </table:table-cell>
          <table:table-cell office:value-type="float" office:value="0.301803" calcext:value-type="float">
            <text:p>0,301803</text:p>
          </table:table-cell>
          <table:table-cell office:value-type="float" office:value="0.412532" calcext:value-type="float">
            <text:p>0,412532</text:p>
          </table:table-cell>
          <table:table-cell office:value-type="float" office:value="0.259399" calcext:value-type="float">
            <text:p>0,259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mbTxt</text:p>
          </table:table-cell>
          <table:table-cell office:value-type="float" office:value="0.387013" calcext:value-type="float">
            <text:p>0,387013</text:p>
          </table:table-cell>
          <table:table-cell office:value-type="float" office:value="0.42781" calcext:value-type="float">
            <text:p>0,42781</text:p>
          </table:table-cell>
          <table:table-cell office:value-type="float" office:value="0.402408" calcext:value-type="float">
            <text:p>0,402408</text:p>
          </table:table-cell>
          <table:table-cell office:value-type="float" office:value="0.524726" calcext:value-type="float">
            <text:p>0,524726</text:p>
          </table:table-cell>
          <table:table-cell office:value-type="float" office:value="0.428204" calcext:value-type="float">
            <text:p>0,4282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0mbTxt</text:p>
          </table:table-cell>
          <table:table-cell office:value-type="float" office:value="0.533365" calcext:value-type="float">
            <text:p>0,533365</text:p>
          </table:table-cell>
          <table:table-cell office:value-type="float" office:value="0.517632" calcext:value-type="float">
            <text:p>0,517632</text:p>
          </table:table-cell>
          <table:table-cell office:value-type="float" office:value="0.480685" calcext:value-type="float">
            <text:p>0,480685</text:p>
          </table:table-cell>
          <table:table-cell table:number-columns-repeated="9"/>
        </table:table-row>
        <table:table-row table:style-name="ro1">
          <table:table-cell/>
          <table:table-cell table:number-columns-repeated="5" table:style-name="ce1" office:value-type="string" calcext:value-type="string">
            <text:p>framework</text:p>
          </table:table-cell>
          <table:table-cell table:style-name="ce1" office:value-type="string" calcext:value-type="string">
            <text:p>zmq+proto</text:p>
          </table:table-cell>
          <table:table-cell table:style-name="ce1" office:value-type="string" calcext:value-type="string">
            <text:p>- плохой тес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0mbBin</text:p>
          </table:table-cell>
          <table:table-cell office:value-type="float" office:value="0.678825" calcext:value-type="float">
            <text:p>0,678825</text:p>
          </table:table-cell>
          <table:table-cell office:value-type="float" office:value="0.242781" calcext:value-type="float">
            <text:p>0,242781</text:p>
          </table:table-cell>
          <table:table-cell office:value-type="float" office:value="0.287793" calcext:value-type="float">
            <text:p>0,287793</text:p>
          </table:table-cell>
          <table:table-cell office:value-type="float" office:value="5.12141" calcext:value-type="float">
            <text:p>5,12141</text:p>
          </table:table-cell>
          <table:table-cell office:value-type="float" office:value="1.8" calcext:value-type="float">
            <text:p>1,8</text:p>
          </table:table-cell>
          <table:table-cell office:value-type="float" office:value="65.5614" calcext:value-type="float">
            <text:p>65,5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0mbBin</text:p>
          </table:table-cell>
          <table:table-cell office:value-type="float" office:value="1.37449" calcext:value-type="float">
            <text:p>1,37449</text:p>
          </table:table-cell>
          <table:table-cell office:value-type="float" office:value="0.503795" calcext:value-type="float">
            <text:p>0,503795</text:p>
          </table:table-cell>
          <table:table-cell office:value-type="float" office:value="0.603288" calcext:value-type="float">
            <text:p>0,603288</text:p>
          </table:table-cell>
          <table:table-cell office:value-type="float" office:value="10.4595" calcext:value-type="float">
            <text:p>10,4595</text:p>
          </table:table-cell>
          <table:table-cell office:value-type="float" office:value="3.4" calcext:value-type="float">
            <text:p>3,4</text:p>
          </table:table-cell>
          <table:table-cell office:value-type="float" office:value="61.341" calcext:value-type="float">
            <text:p>61,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mbBin</text:p>
          </table:table-cell>
          <table:table-cell office:value-type="float" office:value="2.52938" calcext:value-type="float">
            <text:p>2,52938</text:p>
          </table:table-cell>
          <table:table-cell office:value-type="float" office:value="0.828897" calcext:value-type="float">
            <text:p>0,828897</text:p>
          </table:table-cell>
          <table:table-cell office:value-type="float" office:value="1.58971" calcext:value-type="float">
            <text:p>1,58971</text:p>
          </table:table-cell>
          <table:table-cell office:value-type="float" office:value="15.0607" calcext:value-type="float">
            <text:p>15,060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mbBin</text:p>
          </table:table-cell>
          <table:table-cell office:value-type="float" office:value="3.43415" calcext:value-type="float">
            <text:p>3,43415</text:p>
          </table:table-cell>
          <table:table-cell office:value-type="float" office:value="1.0936" calcext:value-type="float">
            <text:p>1,093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0mbBin</text:p>
          </table:table-cell>
          <table:table-cell office:value-type="float" office:value="3.38595" calcext:value-type="float">
            <text:p>3,385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0mbTxt</text:p>
          </table:table-cell>
          <table:table-cell office:value-type="float" office:value="0.684756" calcext:value-type="float">
            <text:p>0,684756</text:p>
          </table:table-cell>
          <table:table-cell office:value-type="float" office:value="0.257079" calcext:value-type="float">
            <text:p>0,257079</text:p>
          </table:table-cell>
          <table:table-cell office:value-type="float" office:value="0.290546" calcext:value-type="float">
            <text:p>0,290546</text:p>
          </table:table-cell>
          <table:table-cell office:value-type="float" office:value="4.94023" calcext:value-type="float">
            <text:p>4,94023</text:p>
          </table:table-cell>
          <table:table-cell office:value-type="float" office:value="1.7" calcext:value-type="float">
            <text:p>1,7</text:p>
          </table:table-cell>
          <table:table-cell office:value-type="float" office:value="64.4926" calcext:value-type="float">
            <text:p>64,4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0mbTxt</text:p>
          </table:table-cell>
          <table:table-cell office:value-type="float" office:value="1.397" calcext:value-type="float">
            <text:p>1,397</text:p>
          </table:table-cell>
          <table:table-cell office:value-type="float" office:value="0.497775" calcext:value-type="float">
            <text:p>0,497775</text:p>
          </table:table-cell>
          <table:table-cell office:value-type="float" office:value="0.615092" calcext:value-type="float">
            <text:p>0,615092</text:p>
          </table:table-cell>
          <table:table-cell office:value-type="float" office:value="10.0468" calcext:value-type="float">
            <text:p>10,0468</text:p>
          </table:table-cell>
          <table:table-cell office:value-type="float" office:value="3.4" calcext:value-type="float">
            <text:p>3,4</text:p>
          </table:table-cell>
          <table:table-cell office:value-type="float" office:value="61.28" calcext:value-type="float">
            <text:p>61,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0mbTxt</text:p>
          </table:table-cell>
          <table:table-cell office:value-type="float" office:value="2.41211" calcext:value-type="float">
            <text:p>2,41211</text:p>
          </table:table-cell>
          <table:table-cell office:value-type="float" office:value="0.8209" calcext:value-type="float">
            <text:p>0,8209</text:p>
          </table:table-cell>
          <table:table-cell office:value-type="float" office:value="1.56309" calcext:value-type="float">
            <text:p>1,56309</text:p>
          </table:table-cell>
          <table:table-cell office:value-type="float" office:value="14.9309" calcext:value-type="float">
            <text:p>14,9309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mbTxt</text:p>
          </table:table-cell>
          <table:table-cell office:value-type="float" office:value="3.19286" calcext:value-type="float">
            <text:p>3,19286</text:p>
          </table:table-cell>
          <table:table-cell office:value-type="float" office:value="1.11435" calcext:value-type="float">
            <text:p>1,1143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0mbTxt</text:p>
          </table:table-cell>
          <table:table-cell office:value-type="float" office:value="3.57176" calcext:value-type="float">
            <text:p>3,57176</text:p>
          </table:table-cell>
          <table:table-cell table:number-columns-repeated="11"/>
        </table:table-row>
        <table:table-row table:style-name="ro1">
          <table:table-cell/>
          <table:table-cell table:number-columns-repeated="5" table:style-name="ce1" office:value-type="string" calcext:value-type="string">
            <text:p>theory frmw.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200mbBin</text:p>
          </table:table-cell>
          <table:table-cell table:formula="of:=SUM([.B2]*2; [.H2]*2; [.B13] )" office:value-type="float" office:value="0.3530782" calcext:value-type="float">
            <text:p>0,3530782</text:p>
          </table:table-cell>
          <table:table-cell table:formula="of:=SUM([.C2]*2; [.I2]*2; [.C13] )" office:value-type="float" office:value="0.3945268" calcext:value-type="float">
            <text:p>0,3945268</text:p>
          </table:table-cell>
          <table:table-cell table:formula="of:=SUM([.D2]*2; [.J2]*2; [.D13] )" office:value-type="float" office:value="0.565125" calcext:value-type="float">
            <text:p>0,565125</text:p>
          </table:table-cell>
          <table:table-cell table:formula="of:=SUM([.E2]*2; [.K2]*2; [.E13] )" office:value-type="float" office:value="9.239296" calcext:value-type="float">
            <text:p>9,239296</text:p>
          </table:table-cell>
          <table:table-cell table:formula="of:=SUM([.F2]*2; [.L2]*2; [.F13] )" office:value-type="float" office:value="0.4415044" calcext:value-type="float">
            <text:p>0,4415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0mbBin</text:p>
          </table:table-cell>
          <table:table-cell table:formula="of:=SUM([.B3]*2; [.H3]*2; [.B14] )" office:value-type="float" office:value="0.694552" calcext:value-type="float">
            <text:p>0,694552</text:p>
          </table:table-cell>
          <table:table-cell table:formula="of:=SUM([.C3]*2; [.I3]*2; [.C14] )" office:value-type="float" office:value="0.819025" calcext:value-type="float">
            <text:p>0,819025</text:p>
          </table:table-cell>
          <table:table-cell table:formula="of:=SUM([.D3]*2; [.J3]*2; [.D14] )" office:value-type="float" office:value="1.341588" calcext:value-type="float">
            <text:p>1,341588</text:p>
          </table:table-cell>
          <table:table-cell table:formula="of:=SUM([.E3]*2; [.K3]*2; [.E14] )" office:value-type="float" office:value="23.918682" calcext:value-type="float">
            <text:p>23,918682</text:p>
          </table:table-cell>
          <table:table-cell table:formula="of:=SUM([.F3]*2; [.L3]*2; [.F14] )" office:value-type="float" office:value="0.853145" calcext:value-type="float">
            <text:p>0,853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0mbBin</text:p>
          </table:table-cell>
          <table:table-cell table:formula="of:=SUM([.B4]*2; [.H4]*2; [.B15] )" office:value-type="float" office:value="1.0301" calcext:value-type="float">
            <text:p>1,0301</text:p>
          </table:table-cell>
          <table:table-cell table:formula="of:=SUM([.C4]*2; [.I4]*2; [.C15] )" office:value-type="float" office:value="1.104207" calcext:value-type="float">
            <text:p>1,104207</text:p>
          </table:table-cell>
          <table:table-cell table:formula="of:=SUM([.D4]*2; [.J4]*2; [.D15] )" office:value-type="float" office:value="1.993971" calcext:value-type="float">
            <text:p>1,993971</text:p>
          </table:table-cell>
          <table:table-cell table:formula="of:=SUM([.E4]*2; [.K4]*2; [.E15] )" office:value-type="float" office:value="30.934881" calcext:value-type="float">
            <text:p>30,934881</text:p>
          </table:table-cell>
          <table:table-cell table:formula="of:=SUM([.F4]*2; [.L4]*2; [.F15] )" office:value-type="float" office:value="1.551273" calcext:value-type="float">
            <text:p>1,551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mbBin</text:p>
          </table:table-cell>
          <table:table-cell table:formula="of:=SUM([.B5]*2; [.H5]*2; [.B16] )" office:value-type="float" office:value="1.403831" calcext:value-type="float">
            <text:p>1,403831</text:p>
          </table:table-cell>
          <table:table-cell table:formula="of:=SUM([.C5]*2; [.I5]*2; [.C16] )" office:value-type="float" office:value="1.84982" calcext:value-type="float">
            <text:p>1,84982</text:p>
          </table:table-cell>
          <table:table-cell table:formula="of:=SUM([.D5]*2; [.J5]*2; [.D16] )" office:value-type="float" office:value="5.42349" calcext:value-type="float">
            <text:p>5,42349</text:p>
          </table:table-cell>
          <table:table-cell/>
          <table:table-cell table:formula="of:=SUM([.F5]*2; [.L5]*2; [.F16] )" office:value-type="float" office:value="1.950979" calcext:value-type="float">
            <text:p>1,950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0mbBin</text:p>
          </table:table-cell>
          <table:table-cell table:formula="of:=SUM([.B6]*2; [.H6]*2; [.B17] )" office:value-type="float" office:value="1.753172" calcext:value-type="float">
            <text:p>1,753172</text:p>
          </table:table-cell>
          <table:table-cell table:formula="of:=SUM([.C6]*2; [.I6]*2; [.C17] )" office:value-type="float" office:value="2.920915" calcext:value-type="float">
            <text:p>2,920915</text:p>
          </table:table-cell>
          <table:table-cell table:number-columns-repeated="2"/>
          <table:table-cell table:formula="of:=SUM([.F6]*2; [.L6]*2; [.F17] )" office:value-type="float" office:value="3.958424" calcext:value-type="float">
            <text:p>3,958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mbTxt</text:p>
          </table:table-cell>
          <table:table-cell table:formula="of:=SUM([.B7]*2; [.H7]*2; [.B18] )" office:value-type="float" office:value="0.3543752" calcext:value-type="float">
            <text:p>0,3543752</text:p>
          </table:table-cell>
          <table:table-cell table:formula="of:=SUM([.C7]*2; [.I7]*2; [.C18] )" office:value-type="float" office:value="0.3681446" calcext:value-type="float">
            <text:p>0,3681446</text:p>
          </table:table-cell>
          <table:table-cell table:formula="of:=SUM([.D7]*2; [.J7]*2; [.D18] )" office:value-type="float" office:value="0.5032158" calcext:value-type="float">
            <text:p>0,5032158</text:p>
          </table:table-cell>
          <table:table-cell table:formula="of:=SUM([.E7]*2; [.K7]*2; [.E18] )" office:value-type="float" office:value="9.23731" calcext:value-type="float">
            <text:p>9,23731</text:p>
          </table:table-cell>
          <table:table-cell table:formula="of:=SUM([.F7]*2; [.L7]*2; [.F18] )" office:value-type="float" office:value="0.4747802" calcext:value-type="float">
            <text:p>0,4747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0mbTxt</text:p>
          </table:table-cell>
          <table:table-cell table:formula="of:=SUM([.B8]*2; [.H8]*2; [.B19] )" office:value-type="float" office:value="0.716638" calcext:value-type="float">
            <text:p>0,716638</text:p>
          </table:table-cell>
          <table:table-cell table:formula="of:=SUM([.C8]*2; [.I8]*2; [.C19] )" office:value-type="float" office:value="0.980943" calcext:value-type="float">
            <text:p>0,980943</text:p>
          </table:table-cell>
          <table:table-cell table:formula="of:=SUM([.D8]*2; [.J8]*2; [.D19] )" office:value-type="float" office:value="1.417298" calcext:value-type="float">
            <text:p>1,417298</text:p>
          </table:table-cell>
          <table:table-cell table:formula="of:=SUM([.E8]*2; [.K8]*2; [.E19] )" office:value-type="float" office:value="22.352309" calcext:value-type="float">
            <text:p>22,352309</text:p>
          </table:table-cell>
          <table:table-cell table:formula="of:=SUM([.F8]*2; [.L8]*2; [.F19] )" office:value-type="float" office:value="1.125268" calcext:value-type="float">
            <text:p>1,125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0mbTxt</text:p>
          </table:table-cell>
          <table:table-cell table:formula="of:=SUM([.B9]*2; [.H9]*2; [.B20] )" office:value-type="float" office:value="1.076136" calcext:value-type="float">
            <text:p>1,076136</text:p>
          </table:table-cell>
          <table:table-cell table:formula="of:=SUM([.C9]*2; [.I9]*2; [.C20] )" office:value-type="float" office:value="1.121459" calcext:value-type="float">
            <text:p>1,121459</text:p>
          </table:table-cell>
          <table:table-cell table:formula="of:=SUM([.D9]*2; [.J9]*2; [.D20] )" office:value-type="float" office:value="2.005365" calcext:value-type="float">
            <text:p>2,005365</text:p>
          </table:table-cell>
          <table:table-cell table:formula="of:=SUM([.E9]*2; [.K9]*2; [.E20] )" office:value-type="float" office:value="30.348312" calcext:value-type="float">
            <text:p>30,348312</text:p>
          </table:table-cell>
          <table:table-cell table:formula="of:=SUM([.F9]*2; [.L9]*2; [.F20] )" office:value-type="float" office:value="1.513945" calcext:value-type="float">
            <text:p>1,5139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mbTxt</text:p>
          </table:table-cell>
          <table:table-cell table:formula="of:=SUM([.B10]*2; [.H10]*2; [.B21] )" office:value-type="float" office:value="1.360661" calcext:value-type="float">
            <text:p>1,360661</text:p>
          </table:table-cell>
          <table:table-cell table:formula="of:=SUM([.C10]*2; [.I10]*2; [.C21] )" office:value-type="float" office:value="1.609936" calcext:value-type="float">
            <text:p>1,609936</text:p>
          </table:table-cell>
          <table:table-cell table:formula="of:=SUM([.D10]*2; [.J10]*2; [.D21] )" office:value-type="float" office:value="5.75714" calcext:value-type="float">
            <text:p>5,75714</text:p>
          </table:table-cell>
          <table:table-cell/>
          <table:table-cell table:formula="of:=SUM([.F10]*2; [.L10]*2; [.F21] )" office:value-type="float" office:value="1.87709" calcext:value-type="float">
            <text:p>1,87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0mbTxt</text:p>
          </table:table-cell>
          <table:table-cell table:formula="of:=SUM([.B11]*2; [.H11]*2; [.B22] )" office:value-type="float" office:value="1.745657" calcext:value-type="float">
            <text:p>1,745657</text:p>
          </table:table-cell>
          <table:table-cell table:formula="of:=SUM([.C11]*2; [.I11]*2; [.C22] )" office:value-type="float" office:value="3.086624" calcext:value-type="float">
            <text:p>3,086624</text:p>
          </table:table-cell>
          <table:table-cell table:number-columns-repeated="2"/>
          <table:table-cell table:formula="of:=SUM([.F11]*2; [.L11]*2; [.F22] )" office:value-type="float" office:value="4.022302" calcext:value-type="float">
            <text:p>4,022302</text:p>
          </table:table-cell>
          <table:table-cell table:number-columns-repeated="7"/>
        </table:table-row>
        <table:table-row table:style-name="ro1">
          <table:table-cell/>
          <table:table-cell table:number-columns-repeated="6" table:style-name="ce1" office:value-type="string" calcext:value-type="string">
            <text:p>seial. we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table:style-name="ce3" office:value-type="string" calcext:value-type="string">
            <text:p>2.09715e+08</text:p>
          </table:table-cell>
          <table:table-cell table:number-columns-repeated="2" table:style-name="ce2" office:value-type="string" calcext:value-type="string">
            <text:p>2.09715e+08</text:p>
          </table:table-cell>
          <table:table-cell office:value-type="string" calcext:value-type="string">
            <text:p>2.7962e+08</text:p>
          </table:table-cell>
          <table:table-cell table:style-name="ce2" office:value-type="string" calcext:value-type="string">
            <text:p>2.09715e+08</text:p>
          </table:table-cell>
          <table:table-cell office:value-type="string" calcext:value-type="string">
            <text:p>1.25829e+09</text:p>
          </table:table-cell>
          <table:table-cell table:number-columns-repeated="6"/>
        </table:table-row>
        <table:table-row table:style-name="ro1">
          <table:table-cell office:value-type="float" office:value="419430400" calcext:value-type="float">
            <text:p>419430400</text:p>
          </table:table-cell>
          <table:table-cell table:number-columns-repeated="3" office:value-type="string" calcext:value-type="string">
            <text:p>4.1943e+08</text:p>
          </table:table-cell>
          <table:table-cell office:value-type="string" calcext:value-type="string">
            <text:p>5.59241e+08</text:p>
          </table:table-cell>
          <table:table-cell office:value-type="string" calcext:value-type="string">
            <text:p>4.1943e+08</text:p>
          </table:table-cell>
          <table:table-cell office:value-type="string" calcext:value-type="string">
            <text:p>2.51658e+09</text:p>
          </table:table-cell>
          <table:table-cell table:number-columns-repeated="6"/>
        </table:table-row>
        <table:table-row table:style-name="ro1">
          <table:table-cell office:value-type="float" office:value="629145600" calcext:value-type="float">
            <text:p>629145600</text:p>
          </table:table-cell>
          <table:table-cell table:number-columns-repeated="3" office:value-type="string" calcext:value-type="string">
            <text:p>6.29146e+08</text:p>
          </table:table-cell>
          <table:table-cell office:value-type="string" calcext:value-type="string">
            <text:p>8.38861e+08</text:p>
          </table:table-cell>
          <table:table-cell office:value-type="string" calcext:value-type="string">
            <text:p>6.29146e+08</text:p>
          </table:table-cell>
          <table:table-cell table:number-columns-repeated="7"/>
        </table:table-row>
        <table:table-row table:style-name="ro1">
          <table:table-cell office:value-type="float" office:value="838860800" calcext:value-type="float">
            <text:p>838860800</text:p>
          </table:table-cell>
          <table:table-cell table:number-columns-repeated="3" office:value-type="string" calcext:value-type="string">
            <text:p>8.38861e+08</text:p>
          </table:table-cell>
          <table:table-cell/>
          <table:table-cell office:value-type="string" calcext:value-type="string">
            <text:p>8.38861e+08</text:p>
          </table:table-cell>
          <table:table-cell table:number-columns-repeated="7"/>
        </table:table-row>
        <table:table-row table:style-name="ro1">
          <table:table-cell office:value-type="float" office:value="1048576000" calcext:value-type="float">
            <text:p>1048576000</text:p>
          </table:table-cell>
          <table:table-cell table:number-columns-repeated="2" office:value-type="string" calcext:value-type="string">
            <text:p>1.04858e+09</text:p>
          </table:table-cell>
          <table:table-cell table:number-columns-repeated="2"/>
          <table:table-cell office:value-type="string" calcext:value-type="string">
            <text:p>1.04858e+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xt</text:p>
          </table:table-cell>
          <table:table-cell table:number-columns-repeated="12"/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table:number-columns-repeated="3" office:value-type="string" calcext:value-type="string">
            <text:p>2.09715e+08</text:p>
          </table:table-cell>
          <table:table-cell office:value-type="string" calcext:value-type="string">
            <text:p>2.7962e+08</text:p>
          </table:table-cell>
          <table:table-cell office:value-type="string" calcext:value-type="string">
            <text:p>2.09715e+08</text:p>
          </table:table-cell>
          <table:table-cell office:value-type="string" calcext:value-type="string">
            <text:p>1.25829e+09</text:p>
          </table:table-cell>
          <table:table-cell table:number-columns-repeated="6"/>
        </table:table-row>
        <table:table-row table:style-name="ro1">
          <table:table-cell office:value-type="float" office:value="419430400" calcext:value-type="float">
            <text:p>419430400</text:p>
          </table:table-cell>
          <table:table-cell table:number-columns-repeated="3" office:value-type="string" calcext:value-type="string">
            <text:p>4.1943e+08</text:p>
          </table:table-cell>
          <table:table-cell office:value-type="string" calcext:value-type="string">
            <text:p>5.59241e+08</text:p>
          </table:table-cell>
          <table:table-cell office:value-type="string" calcext:value-type="string">
            <text:p>4.1943e+08</text:p>
          </table:table-cell>
          <table:table-cell office:value-type="string" calcext:value-type="string">
            <text:p>2.51658e+09</text:p>
          </table:table-cell>
          <table:table-cell table:number-columns-repeated="6"/>
        </table:table-row>
        <table:table-row table:style-name="ro1">
          <table:table-cell office:value-type="float" office:value="629145600" calcext:value-type="float">
            <text:p>629145600</text:p>
          </table:table-cell>
          <table:table-cell table:number-columns-repeated="3" office:value-type="string" calcext:value-type="string">
            <text:p>6.29146e+08</text:p>
          </table:table-cell>
          <table:table-cell office:value-type="string" calcext:value-type="string">
            <text:p>8.38861e+08</text:p>
          </table:table-cell>
          <table:table-cell office:value-type="string" calcext:value-type="string">
            <text:p>6.29146e+08</text:p>
          </table:table-cell>
          <table:table-cell table:number-columns-repeated="7"/>
        </table:table-row>
        <table:table-row table:style-name="ro1">
          <table:table-cell office:value-type="float" office:value="838860800" calcext:value-type="float">
            <text:p>838860800</text:p>
          </table:table-cell>
          <table:table-cell table:number-columns-repeated="3" office:value-type="string" calcext:value-type="string">
            <text:p>8.38861e+08</text:p>
          </table:table-cell>
          <table:table-cell/>
          <table:table-cell office:value-type="string" calcext:value-type="string">
            <text:p>8.38861e+08</text:p>
          </table:table-cell>
          <table:table-cell table:number-columns-repeated="7"/>
        </table:table-row>
        <table:table-row table:style-name="ro1">
          <table:table-cell office:value-type="float" office:value="1048576000" calcext:value-type="float">
            <text:p>1048576000</text:p>
          </table:table-cell>
          <table:table-cell table:number-columns-repeated="2" office:value-type="string" calcext:value-type="string">
            <text:p>1.04858e+09</text:p>
          </table:table-cell>
          <table:table-cell table:number-columns-repeated="2"/>
          <table:table-cell office:value-type="string" calcext:value-type="string">
            <text:p>1.04858e+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6:35:49.690929672</meta:creation-date>
    <dc:date>2017-05-18T18:54:11.654538456</dc:date>
    <meta:editing-duration>PT1H30M53S</meta:editing-duration>
    <meta:editing-cycles>13</meta:editing-cycles>
    <meta:generator>LibreOffice/5.1.6.2$Linux_X86_64 LibreOffice_project/10m0$Build-2</meta:generator>
    <meta:document-statistic meta:table-count="1" meta:cell-count="366" meta:object-count="0"/>
  </office:meta>
</office:document-meta>
</file>